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fo:font-style="normal" officeooo:rsid="00229d5d" officeooo:paragraph-rsid="000da28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31ef09" officeooo:paragraph-rsid="000da28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37ed67" officeooo:paragraph-rsid="000da28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92d8d" officeooo:paragraph-rsid="000da281" style:font-style-asian="normal" style:font-style-complex="normal"/>
    </style:style>
    <style:style style:name="P11" style:family="paragraph" style:parent-style-name="Text_20_body">
      <style:paragraph-properties fo:text-align="start" style:justify-single-word="false"/>
      <style:text-properties style:font-name="Georgia" fo:font-style="normal" style:text-underline-style="none" officeooo:rsid="0048fbc5" officeooo:paragraph-rsid="000da281" style:font-style-asian="normal" style:font-style-complex="normal"/>
    </style:style>
    <style:style style:name="P12" style:family="paragraph" style:parent-style-name="Text_20_body">
      <style:paragraph-properties fo:text-align="start" style:justify-single-word="false"/>
      <style:text-properties style:font-name="Georgia" fo:font-style="normal" style:text-underline-style="none" officeooo:rsid="004a2176" officeooo:paragraph-rsid="000da281" style:font-style-asian="normal" style:font-style-complex="normal"/>
    </style:style>
    <style:style style:name="P13" style:family="paragraph" style:parent-style-name="Text_20_body">
      <style:paragraph-properties fo:text-align="start" style:justify-single-word="false"/>
      <style:text-properties style:font-name="Georgia" fo:font-style="normal" style:text-underline-style="none" officeooo:rsid="0058e099" officeooo:paragraph-rsid="000da281" style:font-style-asian="normal" style:font-style-complex="normal"/>
    </style:style>
    <style:style style:name="P14" style:family="paragraph" style:parent-style-name="Text_20_body">
      <style:paragraph-properties fo:text-align="start" style:justify-single-word="false"/>
      <style:text-properties style:font-name="Georgia" fo:font-style="normal" style:text-underline-style="none" officeooo:rsid="005eaa07" officeooo:paragraph-rsid="000da281" style:font-style-asian="normal" style:font-style-complex="normal"/>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italic" officeooo:rsid="0021b4e4" style:font-style-asian="italic" style:font-style-complex="italic"/>
    </style:style>
    <style:style style:name="T13" style:family="text">
      <style:text-properties fo:font-style="italic" officeooo:rsid="0021d812" style:font-style-asian="italic" style:font-style-complex="italic"/>
    </style:style>
    <style:style style:name="T14" style:family="text">
      <style:text-properties fo:font-style="italic" officeooo:rsid="0026e151" style:font-style-asian="italic" style:font-style-complex="italic"/>
    </style:style>
    <style:style style:name="T15" style:family="text">
      <style:text-properties fo:font-style="italic" officeooo:rsid="0028c9ca" style:font-style-asian="italic" style:font-style-complex="italic"/>
    </style:style>
    <style:style style:name="T16" style:family="text">
      <style:text-properties fo:font-style="italic" officeooo:rsid="0037ed67" style:font-style-asian="italic" style:font-style-complex="italic"/>
    </style:style>
    <style:style style:name="T17" style:family="text">
      <style:text-properties fo:font-style="italic" officeooo:rsid="003b9955" style:font-style-asian="italic" style:font-style-complex="italic"/>
    </style:style>
    <style:style style:name="T18" style:family="text">
      <style:text-properties fo:font-style="italic" officeooo:rsid="003cabab" style:font-style-asian="italic" style:font-style-complex="italic"/>
    </style:style>
    <style:style style:name="T19" style:family="text">
      <style:text-properties fo:font-style="italic" officeooo:rsid="0060d821" style:font-style-asian="italic" style:font-style-complex="italic"/>
    </style:style>
    <style:style style:name="T20" style:family="text">
      <style:text-properties fo:font-style="italic" officeooo:rsid="0064aac2" style:font-style-asian="italic" style:font-style-complex="italic"/>
    </style:style>
    <style:style style:name="T21" style:family="text">
      <style:text-properties fo:font-style="italic" officeooo:rsid="0068b037" style:font-style-asian="italic" style:font-style-complex="italic"/>
    </style:style>
    <style:style style:name="T22" style:family="text">
      <style:text-properties fo:font-style="italic" officeooo:rsid="00718814" style:font-style-asian="italic" style:font-style-complex="italic"/>
    </style:style>
    <style:style style:name="T23" style:family="text">
      <style:text-properties fo:font-style="italic" style:text-underline-style="none" officeooo:rsid="0045d71f" style:font-style-asian="italic" style:font-style-complex="italic"/>
    </style:style>
    <style:style style:name="T24" style:family="text">
      <style:text-properties fo:font-style="italic" style:text-underline-style="none" officeooo:rsid="0054f899" style:font-style-asian="italic" style:font-style-complex="italic"/>
    </style:style>
    <style:style style:name="T25" style:family="text">
      <style:text-properties fo:font-style="normal" officeooo:rsid="001895a7" style:font-style-asian="normal" style:font-style-complex="normal"/>
    </style:style>
    <style:style style:name="T26" style:family="text">
      <style:text-properties fo:font-style="normal" officeooo:rsid="0019f960" style:font-style-asian="normal" style:font-style-complex="normal"/>
    </style:style>
    <style:style style:name="T27" style:family="text">
      <style:text-properties fo:font-style="normal" officeooo:rsid="001a6c50" style:font-style-asian="normal" style:font-style-complex="normal"/>
    </style:style>
    <style:style style:name="T28" style:family="text">
      <style:text-properties fo:font-style="normal" officeooo:rsid="001bce30" style:font-style-asian="normal" style:font-style-complex="normal"/>
    </style:style>
    <style:style style:name="T29" style:family="text">
      <style:text-properties fo:font-style="normal" officeooo:rsid="001c2cf4" style:font-style-asian="normal" style:font-style-complex="normal"/>
    </style:style>
    <style:style style:name="T30" style:family="text">
      <style:text-properties fo:font-style="normal" officeooo:rsid="001da885" style:font-style-asian="normal" style:font-style-complex="normal"/>
    </style:style>
    <style:style style:name="T31" style:family="text">
      <style:text-properties fo:font-style="normal" officeooo:rsid="001eaa09" style:font-style-asian="normal" style:font-style-complex="normal"/>
    </style:style>
    <style:style style:name="T32" style:family="text">
      <style:text-properties fo:font-style="normal" officeooo:rsid="001f4482" style:font-style-asian="normal" style:font-style-complex="normal"/>
    </style:style>
    <style:style style:name="T33" style:family="text">
      <style:text-properties fo:font-style="normal" officeooo:rsid="00205fab" style:font-style-asian="normal" style:font-style-complex="normal"/>
    </style:style>
    <style:style style:name="T34" style:family="text">
      <style:text-properties fo:font-style="normal" officeooo:rsid="0021b4e4" style:font-style-asian="normal" style:font-style-complex="normal"/>
    </style:style>
    <style:style style:name="T35" style:family="text">
      <style:text-properties fo:font-style="normal" officeooo:rsid="0021d812" style:font-style-asian="normal" style:font-style-complex="normal"/>
    </style:style>
    <style:style style:name="T36" style:family="text">
      <style:text-properties fo:font-style="normal" officeooo:rsid="00229d5d" style:font-style-asian="normal" style:font-style-complex="normal"/>
    </style:style>
    <style:style style:name="T37" style:family="text">
      <style:text-properties fo:font-style="normal" officeooo:rsid="002341bb" style:font-style-asian="normal" style:font-style-complex="normal"/>
    </style:style>
    <style:style style:name="T38" style:family="text">
      <style:text-properties fo:font-style="normal" officeooo:rsid="0024ecbc" style:font-style-asian="normal" style:font-style-complex="normal"/>
    </style:style>
    <style:style style:name="T39" style:family="text">
      <style:text-properties fo:font-style="normal" officeooo:rsid="0026e151" style:font-style-asian="normal" style:font-style-complex="normal"/>
    </style:style>
    <style:style style:name="T40" style:family="text">
      <style:text-properties fo:font-style="normal" officeooo:rsid="0028c9ca" style:font-style-asian="normal" style:font-style-complex="normal"/>
    </style:style>
    <style:style style:name="T41" style:family="text">
      <style:text-properties fo:font-style="normal" officeooo:rsid="0029cfdb" style:font-style-asian="normal" style:font-style-complex="normal"/>
    </style:style>
    <style:style style:name="T42" style:family="text">
      <style:text-properties fo:font-style="normal" officeooo:rsid="002b7470" style:font-style-asian="normal" style:font-style-complex="normal"/>
    </style:style>
    <style:style style:name="T43" style:family="text">
      <style:text-properties fo:font-style="normal" officeooo:rsid="002c8359" style:font-style-asian="normal" style:font-style-complex="normal"/>
    </style:style>
    <style:style style:name="T44" style:family="text">
      <style:text-properties fo:font-style="normal" officeooo:rsid="002e67e4" style:font-style-asian="normal" style:font-style-complex="normal"/>
    </style:style>
    <style:style style:name="T45" style:family="text">
      <style:text-properties fo:font-style="normal" officeooo:rsid="002edbe4" style:font-style-asian="normal" style:font-style-complex="normal"/>
    </style:style>
    <style:style style:name="T46" style:family="text">
      <style:text-properties fo:font-style="normal" officeooo:rsid="002fd208" style:font-style-asian="normal" style:font-style-complex="normal"/>
    </style:style>
    <style:style style:name="T47" style:family="text">
      <style:text-properties fo:font-style="normal" officeooo:rsid="002ff666" style:font-style-asian="normal" style:font-style-complex="normal"/>
    </style:style>
    <style:style style:name="T48" style:family="text">
      <style:text-properties fo:font-style="normal" officeooo:rsid="003076e1" style:font-style-asian="normal" style:font-style-complex="normal"/>
    </style:style>
    <style:style style:name="T49" style:family="text">
      <style:text-properties fo:font-style="normal" officeooo:rsid="003158d6" style:font-style-asian="normal" style:font-style-complex="normal"/>
    </style:style>
    <style:style style:name="T50" style:family="text">
      <style:text-properties fo:font-style="normal" officeooo:rsid="0031ef09" style:font-style-asian="normal" style:font-style-complex="normal"/>
    </style:style>
    <style:style style:name="T51" style:family="text">
      <style:text-properties fo:font-style="normal" officeooo:rsid="00323d62" style:font-style-asian="normal" style:font-style-complex="normal"/>
    </style:style>
    <style:style style:name="T52" style:family="text">
      <style:text-properties fo:font-style="normal" officeooo:rsid="003426ea" style:font-style-asian="normal" style:font-style-complex="normal"/>
    </style:style>
    <style:style style:name="T53" style:family="text">
      <style:text-properties fo:font-style="normal" officeooo:rsid="00358796" style:font-style-asian="normal" style:font-style-complex="normal"/>
    </style:style>
    <style:style style:name="T54" style:family="text">
      <style:text-properties fo:font-style="normal" officeooo:rsid="0035bcc1" style:font-style-asian="normal" style:font-style-complex="normal"/>
    </style:style>
    <style:style style:name="T55" style:family="text">
      <style:text-properties fo:font-style="normal" officeooo:rsid="00366722" style:font-style-asian="normal" style:font-style-complex="normal"/>
    </style:style>
    <style:style style:name="T56" style:family="text">
      <style:text-properties fo:font-style="normal" officeooo:rsid="0037ed67" style:font-style-asian="normal" style:font-style-complex="normal"/>
    </style:style>
    <style:style style:name="T57" style:family="text">
      <style:text-properties fo:font-style="normal" officeooo:rsid="00392d8d" style:font-style-asian="normal" style:font-style-complex="normal"/>
    </style:style>
    <style:style style:name="T58" style:family="text">
      <style:text-properties fo:font-style="normal" officeooo:rsid="003af237" style:font-style-asian="normal" style:font-style-complex="normal"/>
    </style:style>
    <style:style style:name="T59" style:family="text">
      <style:text-properties fo:font-style="normal" officeooo:rsid="003b9955" style:font-style-asian="normal" style:font-style-complex="normal"/>
    </style:style>
    <style:style style:name="T60" style:family="text">
      <style:text-properties fo:font-style="normal" officeooo:rsid="003cabab" style:font-style-asian="normal" style:font-style-complex="normal"/>
    </style:style>
    <style:style style:name="T61" style:family="text">
      <style:text-properties fo:font-style="normal" style:text-underline-style="none" officeooo:rsid="003cabab" style:font-style-asian="normal" style:font-style-complex="normal"/>
    </style:style>
    <style:style style:name="T62" style:family="text">
      <style:text-properties fo:font-style="normal" style:text-underline-style="none" officeooo:rsid="003e672c" style:font-style-asian="normal" style:font-style-complex="normal"/>
    </style:style>
    <style:style style:name="T63" style:family="text">
      <style:text-properties fo:font-style="normal" style:text-underline-style="none" officeooo:rsid="003e887f" style:font-style-asian="normal" style:font-style-complex="normal"/>
    </style:style>
    <style:style style:name="T64" style:family="text">
      <style:text-properties fo:font-style="normal" style:text-underline-style="none" officeooo:rsid="003fe7fe" style:font-style-asian="normal" style:font-style-complex="normal"/>
    </style:style>
    <style:style style:name="T65" style:family="text">
      <style:text-properties fo:font-style="normal" style:text-underline-style="none" officeooo:rsid="0040d50a" style:font-style-asian="normal" style:font-style-complex="normal"/>
    </style:style>
    <style:style style:name="T66" style:family="text">
      <style:text-properties fo:font-style="normal" style:text-underline-style="none" officeooo:rsid="0042b84a" style:font-style-asian="normal" style:font-style-complex="normal"/>
    </style:style>
    <style:style style:name="T67" style:family="text">
      <style:text-properties fo:font-style="normal" style:text-underline-style="none" officeooo:rsid="0042c538" style:font-style-asian="normal" style:font-style-complex="normal"/>
    </style:style>
    <style:style style:name="T68" style:family="text">
      <style:text-properties fo:font-style="normal" style:text-underline-style="none" officeooo:rsid="00441992" style:font-style-asian="normal" style:font-style-complex="normal"/>
    </style:style>
    <style:style style:name="T69" style:family="text">
      <style:text-properties fo:font-style="normal" style:text-underline-style="none" officeooo:rsid="0045d71f" style:font-style-asian="normal" style:font-style-complex="normal"/>
    </style:style>
    <style:style style:name="T70" style:family="text">
      <style:text-properties fo:font-style="normal" style:text-underline-style="none" officeooo:rsid="00470da1" style:font-style-asian="normal" style:font-style-complex="normal"/>
    </style:style>
    <style:style style:name="T71" style:family="text">
      <style:text-properties fo:font-style="normal" style:text-underline-style="none" officeooo:rsid="0048fbc5" style:font-style-asian="normal" style:font-style-complex="normal"/>
    </style:style>
    <style:style style:name="T72" style:family="text">
      <style:text-properties fo:font-style="normal" style:text-underline-style="none" officeooo:rsid="004a2176" style:font-style-asian="normal" style:font-style-complex="normal"/>
    </style:style>
    <style:style style:name="T73" style:family="text">
      <style:text-properties fo:font-style="normal" style:text-underline-style="none" officeooo:rsid="004bad9d" style:font-style-asian="normal" style:font-style-complex="normal"/>
    </style:style>
    <style:style style:name="T74" style:family="text">
      <style:text-properties fo:font-style="normal" style:text-underline-style="none" officeooo:rsid="004bf5db" style:font-style-asian="normal" style:font-style-complex="normal"/>
    </style:style>
    <style:style style:name="T75" style:family="text">
      <style:text-properties fo:font-style="normal" style:text-underline-style="none" officeooo:rsid="004d0694" style:font-style-asian="normal" style:font-style-complex="normal"/>
    </style:style>
    <style:style style:name="T76" style:family="text">
      <style:text-properties fo:font-style="normal" style:text-underline-style="none" officeooo:rsid="00503cba" style:font-style-asian="normal" style:font-style-complex="normal"/>
    </style:style>
    <style:style style:name="T77" style:family="text">
      <style:text-properties fo:font-style="normal" style:text-underline-style="none" officeooo:rsid="005055ae" style:font-style-asian="normal" style:font-style-complex="normal"/>
    </style:style>
    <style:style style:name="T78" style:family="text">
      <style:text-properties fo:font-style="normal" style:text-underline-style="none" officeooo:rsid="0050aae5" style:font-style-asian="normal" style:font-style-complex="normal"/>
    </style:style>
    <style:style style:name="T79" style:family="text">
      <style:text-properties fo:font-style="normal" style:text-underline-style="none" officeooo:rsid="0051ed11" style:font-style-asian="normal" style:font-style-complex="normal"/>
    </style:style>
    <style:style style:name="T80" style:family="text">
      <style:text-properties fo:font-style="normal" style:text-underline-style="none" officeooo:rsid="0053d99e" style:font-style-asian="normal" style:font-style-complex="normal"/>
    </style:style>
    <style:style style:name="T81" style:family="text">
      <style:text-properties fo:font-style="normal" style:text-underline-style="none" officeooo:rsid="0054f899" style:font-style-asian="normal" style:font-style-complex="normal"/>
    </style:style>
    <style:style style:name="T82" style:family="text">
      <style:text-properties fo:font-style="normal" style:text-underline-style="none" officeooo:rsid="0056e693" style:font-style-asian="normal" style:font-style-complex="normal"/>
    </style:style>
    <style:style style:name="T83" style:family="text">
      <style:text-properties fo:font-style="normal" style:text-underline-style="none" officeooo:rsid="00588074" style:font-style-asian="normal" style:font-style-complex="normal"/>
    </style:style>
    <style:style style:name="T84" style:family="text">
      <style:text-properties fo:font-style="normal" style:text-underline-style="none" officeooo:rsid="0058e099" style:font-style-asian="normal" style:font-style-complex="normal"/>
    </style:style>
    <style:style style:name="T85" style:family="text">
      <style:text-properties fo:font-style="normal" style:text-underline-style="none" officeooo:rsid="00593c02" style:font-style-asian="normal" style:font-style-complex="normal"/>
    </style:style>
    <style:style style:name="T86" style:family="text">
      <style:text-properties fo:font-style="normal" style:text-underline-style="none" officeooo:rsid="005ad62e" style:font-style-asian="normal" style:font-style-complex="normal"/>
    </style:style>
    <style:style style:name="T87" style:family="text">
      <style:text-properties fo:font-style="normal" style:text-underline-style="none" officeooo:rsid="005c7ab2" style:font-style-asian="normal" style:font-style-complex="normal"/>
    </style:style>
    <style:style style:name="T88" style:family="text">
      <style:text-properties fo:font-style="normal" style:text-underline-style="none" officeooo:rsid="005da5dc" style:font-style-asian="normal" style:font-style-complex="normal"/>
    </style:style>
    <style:style style:name="T89" style:family="text">
      <style:text-properties fo:font-style="normal" style:text-underline-style="none" officeooo:rsid="005e3850" style:font-style-asian="normal" style:font-style-complex="normal"/>
    </style:style>
    <style:style style:name="T90" style:family="text">
      <style:text-properties fo:font-style="normal" style:text-underline-style="none" officeooo:rsid="005eaa07" style:font-style-asian="normal" style:font-style-complex="normal"/>
    </style:style>
    <style:style style:name="T91" style:family="text">
      <style:text-properties officeooo:rsid="005f55c3"/>
    </style:style>
    <style:style style:name="T92" style:family="text">
      <style:text-properties officeooo:rsid="0060d821"/>
    </style:style>
    <style:style style:name="T93" style:family="text">
      <style:text-properties officeooo:rsid="0060dece"/>
    </style:style>
    <style:style style:name="T94" style:family="text">
      <style:text-properties officeooo:rsid="006155dd"/>
    </style:style>
    <style:style style:name="T95" style:family="text">
      <style:text-properties officeooo:rsid="006351af"/>
    </style:style>
    <style:style style:name="T96" style:family="text">
      <style:text-properties officeooo:rsid="0064aac2"/>
    </style:style>
    <style:style style:name="T97" style:family="text">
      <style:text-properties officeooo:rsid="006604c6"/>
    </style:style>
    <style:style style:name="T98" style:family="text">
      <style:text-properties officeooo:rsid="006732b1"/>
    </style:style>
    <style:style style:name="T99" style:family="text">
      <style:text-properties officeooo:rsid="0068b037"/>
    </style:style>
    <style:style style:name="T100" style:family="text">
      <style:text-properties officeooo:rsid="0068b133"/>
    </style:style>
    <style:style style:name="T101" style:family="text">
      <style:text-properties officeooo:rsid="0069c776"/>
    </style:style>
    <style:style style:name="T102" style:family="text">
      <style:text-properties officeooo:rsid="006ac451"/>
    </style:style>
    <style:style style:name="T103" style:family="text">
      <style:text-properties officeooo:rsid="006b908d"/>
    </style:style>
    <style:style style:name="T104" style:family="text">
      <style:text-properties officeooo:rsid="006c0a2c"/>
    </style:style>
    <style:style style:name="T105" style:family="text">
      <style:text-properties officeooo:rsid="006dbc3c"/>
    </style:style>
    <style:style style:name="T106" style:family="text">
      <style:text-properties officeooo:rsid="006fa814"/>
    </style:style>
    <style:style style:name="T107" style:family="text">
      <style:text-properties officeooo:rsid="007188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25"> to be shot down. That was the last thing he wanted. To be shot down on his </text:span><text:span text:style-name="T26">home coming day. </text:span><text:span text:style-name="T27">He couldn’t wait to see his friends aboard the Fearless again. Their time in Ketish’s prison camp had been rough, but as far as he knew, they all managed to escape.</text:span></text:p>
      <text:p text:style-name="P5"><text:span text:style-name="T27"><text:tab/></text:span><text:span text:style-name="T28">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29">Bert missed home.</text:span></text:p>
      <text:p text:style-name="P5"><text:soft-page-break/><text:span text:style-name="T29"><text:tab/></text:span><text:span text:style-name="T30">As Bert thought about home, the Wormhole Sniffing Device, or WSD for short, began beeping. Bert locked onto the coordinates of the possible wormhole starting to open and navigated towards it. </text:span><text:span text:style-name="T31">A re</text:span><text:span text:style-name="T32">d</text:span><text:span text:style-name="T31">dish wormhole opened up before him and then abruptly closed before Bert’s ship could enter it. If he remembered, the wormhole he had gone through was blue. Bert wasn’t sure if there was a different in the colors of wormholes, just that led to different parts of space.</text:span></text:p>
      <text:p text:style-name="P5"><text:span text:style-name="T31"><text:tab/>“</text:span><text:span text:style-name="T33">Well at least the WSD works.” Bert commented. </text:span><text:span text:style-name="T34">Looking at his star charts, Bert fed in Earth’s coordinates into the WSD hoping that would make the device give a more accurate route. He wasn’t sure </text:span><text:span text:style-name="T12">that’s</text:span><text:span text:style-name="T34"> how it worked, but well here’s hoping!</text:span></text:p>
      <text:p text:style-name="P5"><text:span text:style-name="T34"><text:tab/></text:span><text:span text:style-name="T35">Another wormhole opened up in front of Bert’s shuttle. This time he had time to navigate towards it, and </text:span><text:span text:style-name="T13">into</text:span><text:span text:style-name="T35"> it. The wormhole swallowed him up and he was gone. </text:span><text:span text:style-name="T36">Vanished without a trace.</text:span></text:p>
      <text:p text:style-name="P7"><text:tab/>The ride was rather bumpy. Tunnels upon tunnels going to different places as Bert zipped passed them. It was like a whole network of tunnels and mazes. Bert held onto the shuttle’s controls to stabilize himself. He was getting queasy. Bert’s back was pressed hard against the cockpit chair. He felt like he was going to throw up.</text:p>
      <text:p text:style-name="P5"><text:span text:style-name="T36"><text:tab/>“</text:span><text:span text:style-name="T37">Computer.” Bert said. “Are we anywhere near the coordinates I entered into the WSD?” Bert asked the computer. He wasn’t sure it would give him any accurate information as this had never been tested before, but it was worth a shot.</text:span></text:p>
      <text:p text:style-name="P5"><text:span text:style-name="T37"><text:tab/></text:span><text:span text:style-name="T38">The computer analyzed the data for a moment and then made a beeping noise. “</text:span><text:span text:style-name="T39">Affirmative, coordinates located at thirty-five by sixty-two by eight. Locking on coordinates, changing course.”</text:span></text:p>
      <text:p text:style-name="P5"><text:span text:style-name="T39"><text:tab/>Bert nodded. </text:span><text:span text:style-name="T14">Good, good</text:span><text:span text:style-name="T39">. He thought. </text:span><text:span text:style-name="T15">Just keep doing what you’re doing and we’ll be home free!</text:span><text:span text:style-name="T40"> He checked his readings and smiled. Bert would be home in no time. </text:span><text:span text:style-name="T41">He couldn’t wait to eat some of his mom’s home made cooking. If she was still talking to him that was. </text:span><text:span text:style-name="T42">Bert hadn’t seen his mother in a long time, something he had to correct. Work had always managed to be an escape for him. Being held captive on the Dubor home world didn’t help matters.</text:span></text:p>
      <text:p text:style-name="P5"><text:span text:style-name="T42"><text:tab/></text:span><text:span text:style-name="T43">Exiting the wormhole, Bert looked around at the stars. None of Earth’s constellations could be seen. </text:span><text:span text:style-name="T44">His ship locked onto a lifeless planet. A moon was orbiting it. The sun shone bright over the third planet in the star system. </text:span><text:span text:style-name="T45">Bert engaged his thrusters towards the planet and found a landing spot. </text:span><text:span text:style-name="T46">As his shuttle descended in the atmosphere, he took readings. It was an oxygen nitrogen atmosphere similar to that of Earth, but there were no civilizations present on the surface of the planet. It looked like a nuclear explosion had gone off and no one saw it coming.</text:span></text:p>
      <text:p text:style-name="P5"><text:soft-page-break/><text:span text:style-name="T46"><text:tab/></text:span><text:span text:style-name="T47">As Bert’s shuttle landed with a soft thud, he prepared himself by gearing up in a hazmat suit. There was no way in hell he was taking any chances on the atmosphere even though it read as clean. A nuclear winter had come and gone. It appeared to be cleared up now, but there could still be debris floating about in the atmosphere that could be lethal to him.</text:span></text:p>
      <text:p text:style-name="P5"><text:span text:style-name="T47"><text:tab/></text:span><text:span text:style-name="T48">Stepping out of his shuttle, Bert looked around. There was no grass. The ground was barren. There was no running water from what he could tell either. Everything was just … dead. </text:span><text:span text:style-name="T49">Pulling out an oxygen reader, Bert checked the levels. They read exactly as what the shuttle had reported. No change.</text:span></text:p>
      <text:p text:style-name="P5"><text:span text:style-name="T49"><text:tab/>“</text:span><text:span text:style-name="T50">Computer.” Bert said. “Is this atmosphere breathable for me? Am I safe?”</text:span></text:p>
      <text:p text:style-name="P8"><text:tab/>The computer beeped in his helmet. “It is safe for you to breathe.” The computer reported.</text:p>
      <text:p text:style-name="P5"><text:span text:style-name="T50"><text:tab/>Bert removed his helmet and took in a deep breath of fresh air. It was an odd sensation considering how barren the planet was. The air was clean. </text:span><text:span text:style-name="T51">Bert checked a radiation patch he wore, it was showing green. If it turned black, he would be in some serious trouble.</text:span></text:p>
      <text:p text:style-name="P5"><text:span text:style-name="T51"><text:tab/></text:span><text:span text:style-name="T52">As he walked around the landing area, Bert somewhat recognized it. It had once been a park, he had been to that park on numerous occasions. The posts where the dugout had been still stood for the baseball diamond. </text:span><text:span text:style-name="T53">He paused. He was on Earth. But … when? What year was it? He didn’t have a clue.</text:span></text:p>
      <text:p text:style-name="P5"><text:span text:style-name="T53"><text:tab/></text:span><text:span text:style-name="T54">A man approached Bert. He looked him up and down. The man didn’t recognize Bert, and Bert didn’t recognize the man. They were strangers to each other. </text:span><text:span text:style-name="T55">Each man stared each other down, unwilling to initiate contact with the other. This was no way to start a conversation. The alien, or non human, decided to speak.</text:span></text:p>
      <text:p text:style-name="P5"><text:span text:style-name="T55"><text:tab/>“Hello, my name is Nokev.” The Shuka resident said. “</text:span><text:span text:style-name="T56">Who are you?”</text:span></text:p>
      <text:p text:style-name="P9"><text:tab/>Bert couldn’t believe his ears. “Nokev?” He asked.</text:p>
      <text:p text:style-name="P5"><text:span text:style-name="T56"><text:tab/>Nokev nodded. “Yes … as I said </text:span><text:span text:style-name="T16">that</text:span><text:span text:style-name="T56"> is my name. You are …”</text:span></text:p>
      <text:p text:style-name="P5"><text:span text:style-name="T56"><text:tab/>“</text:span><text:span text:style-name="T60">Commander </text:span><text:span text:style-name="T56">Bert McDuff, first officer of the U.S.S. Fearless.” Bert finally managed to blurt out. “</text:span><text:span text:style-name="T57">You’re Nokev!” He exclaimed. “How are you here?”</text:span></text:p>
      <text:p text:style-name="P10"><text:tab/>Nokev sighed. “I’ve lived a long time.” He said. “To be honest, it’s growing quite boring. Whatever I did out on The Rim, it changed me.”</text:p>
      <text:p text:style-name="P10"><text:tab/>Bert nodded. “Right.” He said. “Um, I’m a little confused. Is this Earth?”</text:p>
      <text:p text:style-name="P10"><text:tab/>Nokev smiled. “Yes, you are standing on the planet once known as Earth. Sol III if you’d like. Either is fine with me. It hasn’t been inhabited for a long time.”</text:p>
      <text:p text:style-name="P10"><text:tab/>Bert was confused. “So … what year is it exactly?”</text:p>
      <text:p text:style-name="P5"><text:soft-page-break/><text:span text:style-name="T57"><text:tab/></text:span><text:span text:style-name="T58">Nokev chuckled nervously. “Ah ah …” He said. “Three thousand forty-seven.” Nokev looked to the sky. It was neither blue nor green, not even a brown color. It was just meh. A gray color at best.</text:span></text:p>
      <text:p text:style-name="P5"><text:span text:style-name="T58"><text:tab/></text:span><text:span text:style-name="T59">Bert sat down on the ground. “I’ve been transported eight hundred </text:span><text:span text:style-name="T17">years</text:span><text:span text:style-name="T59"> into the future?!” He exclaimed. “This is not good! Not good at all.”</text:span></text:p>
      <text:p text:style-name="P5"><text:span text:style-name="T59"><text:tab/>Nokev shrugged. “Funny thing those wormholes, commander.” He said. “</text:span><text:span text:style-name="T60">They’re hardly ever predictable. So many things can happen when you enter a wormhole. Sounds like you entered an </text:span><text:span text:style-name="T18">unstable</text:span><text:span text:style-name="T61"> wormhole. It’s my best guess at least.” He looked around. This part of the planet was always depressing. He preferred the mountains. There was snow </text:span><text:span text:style-name="T62">in the mountains. </text:span><text:span text:style-name="T63">One of the very few places it even snowed or rained anymore.</text:span></text:p>
      <text:p text:style-name="P5"><text:span text:style-name="T63"><text:tab/>“</text:span><text:span text:style-name="T64">So … if I go back into the wormhole, will I return to my own time?” Bert asked cautiously.</text:span></text:p>
      <text:p text:style-name="P5"><text:span text:style-name="T64"><text:tab/>Nokev didn’t have an answer to the question. He had never traveled anywhere in a wormhole. He just had the misfortune of living for a very long time. It was really a curse more than a blessing. </text:span><text:span text:style-name="T65">But it was life and that’s all he knew about it.</text:span></text:p>
      <text:p text:style-name="P5"><text:span text:style-name="T65"><text:tab/>“</text:span><text:span text:style-name="T66">I’ve learned a lot about life over my many years of existence.” Nokev said. “One of those things is don’t get caught up in the thing you cannot change. </text:span><text:span text:style-name="T67">You’ll have plenty of time to make mistakes as time moves on.”</text:span></text:p>
      <text:p text:style-name="P5"><text:span text:style-name="T67"><text:tab/>“</text:span><text:span text:style-name="T68">Okay… so that really doesn’t answer my question.” Bert said.</text:span></text:p>
      <text:p text:style-name="P5"><text:span text:style-name="T68"><text:tab/>Nokev chuckled. “Perhaps you asked the wrong question.” </text:span><text:span text:style-name="T69">He said. “But what does it matter? The important thing now is that you’re here and you are alive. What more can you want from this life?”</text:span></text:p>
      <text:p text:style-name="P5"><text:span text:style-name="T69"><text:tab/>“Uh, to go home.” Bert said. “This is my home, but it’s not </text:span><text:span text:style-name="T23">my</text:span><text:span text:style-name="T69"> home. Do you understand that concept?” </text:span><text:span text:style-name="T70">He hoped Nokev could understand or at least grasp what it was he was trying to tell him.</text:span></text:p>
      <text:p text:style-name="P5"><text:span text:style-name="T70"><text:tab/></text:span><text:span text:style-name="T71">Nokev nodded his head in agreement.</text:span></text:p>
      <text:p text:style-name="P11"><text:tab/>“What are you even doing here man?” Bert asked. “Shuka is in a different star system. Why are you on Earth?”</text:p>
      <text:p text:style-name="P11"><text:tab/>Nokev sighed. “Waiting for this moment.” He said. “I was told a long time ago that you would be coming to Earth at this moment at this time. Don’t ask me where I learned this information from, just know it came true.”</text:p>
      <text:p text:style-name="P5"><text:span text:style-name="T71"><text:tab/></text:span><text:span text:style-name="T72">Bert paced around. “And you’re here to send me back to my own time? Is that it?”</text:span></text:p>
      <text:p text:style-name="P12"><text:tab/>Nokev shook his head. “No, that’s not part of the deal I’m afraid. Sorry.”</text:p>
      <text:p text:style-name="P5"><text:soft-page-break/><text:span text:style-name="T72"><text:tab/></text:span><text:span text:style-name="T73">Bert was shocked. “You kidding me man?” He asked. Bert was taken back. Surly the man who was there to greet him would also have time to figure out how to get him back home? It seemed only logical. </text:span><text:span text:style-name="T74">But it had been eight hundred years, maybe logic was just tossed out the window these days.</text:span></text:p>
      <text:p text:style-name="P5"><text:span text:style-name="T74"><text:tab/>“</text:span><text:span text:style-name="T75">So you’re me, you’ve waited all this time to meet me and you can’t even get me home.” Bert clarified.</text:span></text:p>
      <text:p text:style-name="P5"><text:span text:style-name="T75"><text:tab/>Nokev nodded. “Yes. I’ve built a shelter, stocked it with food that won’t go bad for hundreds of years. It has all the comforts of home.” He smiled. “I hope you’ll like it. </text:span><text:span text:style-name="T76">Come, take a walk with me.”</text:span></text:p>
      <text:p text:style-name="P5"><text:span text:style-name="T76"><text:tab/>So the two walked and walked for roughly an hour. </text:span><text:span text:style-name="T77">They talked about life, what the past eight hundred years had covered. Bert’s enemies were all dead now. There was nothing to go back home to as there was no home.</text:span></text:p>
      <text:p text:style-name="P5"><text:span text:style-name="T77"><text:tab/></text:span><text:span text:style-name="T78">They came upon a small shelter. Nokev stepped through the door first. “Come on in, I’ll show you around.” He said. </text:span><text:span text:style-name="T79">Bert followed Nokev into the shelter.</text:span></text:p>
      <text:p text:style-name="P5"><text:span text:style-name="T79"><text:tab/>Inside, the shelter was rather spacious. Food supplies, weapons, beds, all the comforts of home. </text:span><text:span text:style-name="T80">A home eight hundred years into the future. Bert sighed. He was grateful Nokev had gone to the trouble to make a place for him to hopefully feel at home, but he still wanted to see if there was a way to actually get home, </text:span><text:span text:style-name="T81">to </text:span><text:span text:style-name="T24">his</text:span><text:span text:style-name="T81"> own time and place. </text:span><text:span text:style-name="T82">Earth.</text:span></text:p>
      <text:p text:style-name="P5"><text:span text:style-name="T82"><text:tab/>“</text:span><text:span text:style-name="T83">I hope this is suitable.” Nokev said. “I’ve had years to prepare it for you.” He looked around. “The food is still fresh,the process to keep it preserved is quite advanced. We’ve learned a lot over the past eight hundred years.” He sat down on a couch.</text:span></text:p>
      <text:p text:style-name="P5"><text:span text:style-name="T83"><text:tab/>“</text:span><text:span text:style-name="T84">Can I ask you a question?” Bert asked as he too sat down on the couch.</text:span></text:p>
      <text:p text:style-name="P13"><text:tab/>Nokev nodded. “Yes, please do. I’m sure I’ll probably have an answer to whatever you ask.” He had been around for a long time after all.</text:p>
      <text:p text:style-name="P5"><text:span text:style-name="T84"><text:tab/></text:span><text:span text:style-name="T85">Bert frowned. “How long ago was Earth basically destroyed? I mean the vegetation, the water etc.”</text:span></text:p>
      <text:p text:style-name="P5"><text:span text:style-name="T85"><text:tab/>Nokev tried to remember, it had happened over so many years go. He finally came upon the year. “Over four hundred years ago.” He finally responded. “The oceans </text:span><text:span text:style-name="T87">boiled and</text:span><text:span text:style-name="T85"> dried up first. Then the planet’s vegetation came next. The animals were quick to go as well. All until it ended up like its current state.” </text:span><text:span text:style-name="T86">He paused. “I don’t even think there’s a cockroach alive.”</text:span></text:p>
      <text:p text:style-name="P5"><text:span text:style-name="T86"><text:tab/></text:span><text:span text:style-name="T88">Bert sighed. To learn of his planets destruction was terrifying. “Who’s responsible? Was it the Dubor?”</text:span></text:p>
      <text:p text:style-name="P5"><text:soft-page-break/><text:span text:style-name="T88"><text:tab/>Nokev shook his head. “No. The Dubor and Earth have been at peace for over seven hundred years. It wasn’t them. </text:span><text:span text:style-name="T89">In fact there are some ancient ruins of Dubor settlements all over Earth. No malice or harm came to Earth from the Dubor. They’re clear.</text:span><text:span text:style-name="T88">” </text:span><text:span text:style-name="T90">He paused. “Before you think it, it wasn’t the Shuka people either. No, they’ve been at peace with Earth even longer than the Dubor.”</text:span></text:p>
      <text:p text:style-name="P14"><text:tab/>Bert was confused. “So, who was it?”</text:p>
      <text:p text:style-name="P14"><text:tab/>“<text:span text:style-name="T91">An alien race known as the Vrikesh.” Nokev said. “No one knows why they were attracted to Earth to begin with. But they were hell bent on destroying it, and destroyed it they did. They killed over ten billion people in a matter of days.”</text:span></text:p>
      <text:p text:style-name="P14"><text:tab/><text:span text:style-name="T92">Bert was in shock. “But what about Earth’s defenses? Surely there must have been </text:span><text:span text:style-name="T19">some</text:span><text:span text:style-name="T92"> kind of defense. What about Earth’s Star Ships? Didn’t any of them come to defend the planet?!”</text:span></text:p>
      <text:p text:style-name="P14"><text:tab/><text:span text:style-name="T92">Nokev nodded. “Yes, there were several star ships that came to aid Earth. They were all destroyed.” He paused. “Once the deed was done, the Vrikesh left Earth’s Solar System and haven’t returned. I don’t think they’ll be back anytime soon.”</text:span></text:p>
      <text:p text:style-name="P14"><text:tab/><text:span text:style-name="T93">Bert looked around the room for a moment. He couldn’t stay there. He had to go back. “I have to go back.” He said. “I need to go back to my time and prevent the Vrikesh attack on Earth. I have to warn people of the danger.”</text:span></text:p>
      <text:p text:style-name="P14"><text:tab/><text:span text:style-name="T94">Nokev sighed. “A danger that won’t take place for four hundred years. They’ll think you’re crazy.”</text:span></text:p>
      <text:p text:style-name="P14"><text:tab/><text:span text:style-name="T94">Bert held up a finger. “Not if we make first contact with them and become friends. They won’t have a reason to attack Earth in four hundred years if we are allies.” </text:span><text:span text:style-name="T95">His thought process made sense, at least to him. He wasn’t sure Nokev bought the idea at all.</text:span></text:p>
      <text:p text:style-name="P14"><text:tab/><text:span text:style-name="T95">Nokev shook his head. “No, that won’t work.” He said. “</text:span><text:span text:style-name="T96">If you are able to go back and make friends with a race Earth’s not meant to meet for four hundred years, you will cause an imbalance in the universe. The space time continuum will unravel and that could cause catastrophic events all across the quadrant.” He continued to shake his head. “That is </text:span><text:span text:style-name="T20">not</text:span><text:span text:style-name="T96"> a good idea.” </text:span><text:span text:style-name="T97">Nokev paused. “I’m actually here to prevent that from happening.”</text:span></text:p>
      <text:p text:style-name="P14"><text:tab/><text:span text:style-name="T98">Bert froze. If Nokev was there to prevent it from happening, then Bert must have made it back to the past and tried to change events. Why else would Nokev be here at this very moment trying to convince him otherwise? It was all making sense now.</text:span></text:p>
      <text:p text:style-name="P14"><text:tab/>“<text:span text:style-name="T99">I changed something, didn’t I.” Bert said.</text:span></text:p>
      <text:p text:style-name="P14"><text:tab/><text:span text:style-name="T99">Nokev nodded his head. “Yes, and it caused catastrophic failure all over the multiverse. There’s no way in hell I’m allowing you to make that same mistake twice. You are not to look </text:span><text:soft-page-break/><text:span text:style-name="T99">up the Vrikesh, do you understand? You must allow history to play itself out the way it’s </text:span><text:span text:style-name="T21">meant</text:span><text:span text:style-name="T99"> to be played out.” </text:span><text:span text:style-name="T100">He folded his arms for emphasis. “</text:span><text:span text:style-name="T101">Do you understand? Do I make myself clear?”</text:span></text:p>
      <text:p text:style-name="P14"><text:tab/><text:span text:style-name="T101">Bert nodded. He had no choice but to understand. “</text:span><text:span text:style-name="T102">Alright, no funny business.” He paused. “But I somehow make it back though right?”</text:span></text:p>
      <text:p text:style-name="P14"><text:tab/><text:span text:style-name="T102">Nokev sighed and nodded. “Yes, you manage to find a wormhole that takes you back. I don’t know the specifics of it, just that you make it; and then all hell breaks loose. </text:span><text:span text:style-name="T103">Trust me, it’s not pretty.</text:span><text:span text:style-name="T102">”</text:span></text:p>
      <text:p text:style-name="P14"><text:tab/><text:span text:style-name="T103">Bert laughed. “You have the english language down pretty good.” He said.</text:span></text:p>
      <text:p text:style-name="P14"><text:tab/>“<text:span text:style-name="T103">I spend a lot of time at the library, well what’s left of it. Your literature is quite informative.” Nokev responded. “I enjoy it. </text:span><text:span text:style-name="T104">It’s funny, out of all the things that got destroyed, your books were unharmed.” </text:span><text:span text:style-name="T105">He gestured to a room down a long hallway. “I have stocked a library full of books, you will never get bored.”</text:span></text:p>
      <text:p text:style-name="P14"><text:tab/><text:span text:style-name="T106">Bert sighed. “Who’s to say I’m staying here?” He asked. “I want to get back to my own timeline. I have unfinished business </text:span><text:span text:style-name="T107">there. On Earth. </text:span><text:span text:style-name="T22">My</text:span><text:span text:style-name="T107"> Eart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7</text:page-count>) <text:date style:data-style-name="N37" text:date-value="2026-02-06T12:50:25.766436732">02/06/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6T12:50:25.689923659</dc:date>
    <meta:editing-duration>PT9H12M37S</meta:editing-duration>
    <meta:editing-cycles>102</meta:editing-cycles>
    <meta:generator>LibreOffice/24.2.7.2$Linux_X86_64 LibreOffice_project/420$Build-2</meta:generator>
    <meta:print-date>2023-11-18T19:55:35.459000000</meta:print-date>
    <meta:printed-by>PDF files</meta:printed-by>
    <meta:document-statistic meta:table-count="0" meta:image-count="0" meta:object-count="0" meta:page-count="7" meta:paragraph-count="78" meta:word-count="2876" meta:character-count="15678" meta:non-whitespace-character-count="12807"/>
  </office:meta>
</office:document-meta>
</file>